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erif" svg:font-family="'DejaVu Serif'" style:font-family-generic="roman"/>
    <style:font-face style:name="DejaVu Sans" svg:font-family="'DejaVu Sans'" style:font-family-generic="swiss"/>
    <style:font-face style:name="Lucida Sans1" svg:font-family="'Lucida Sans'" style:font-family-generic="swiss"/>
    <style:font-face style:name="DejaVu Sans Mono" svg:font-family="'DejaVu Sans Mono'" style:font-family-generic="modern" style:font-pitch="fixed"/>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40581c" officeooo:paragraph-rsid="0040581c"/>
    </style:style>
    <style:style style:name="P2" style:family="paragraph" style:parent-style-name="Text_20_body">
      <style:text-properties officeooo:rsid="00408de7" officeooo:paragraph-rsid="00408de7"/>
    </style:style>
    <style:style style:name="P3" style:family="paragraph" style:parent-style-name="Text_20_body">
      <style:text-properties style:font-name="DejaVu Sans Mono" fo:font-size="9pt" style:font-size-asian="9pt" style:font-size-complex="9pt"/>
    </style:style>
    <style:style style:name="P4" style:family="paragraph" style:parent-style-name="Text_20_body">
      <style:text-properties style:font-name="DejaVu Sans Mono" fo:font-size="9pt" officeooo:rsid="0043797b" officeooo:paragraph-rsid="0043797b" style:font-size-asian="9pt" style:font-size-complex="9pt"/>
    </style:style>
    <style:style style:name="P5" style:family="paragraph" style:parent-style-name="Text_20_body">
      <style:text-properties style:font-name="DejaVu Sans Mono" fo:font-size="9pt" officeooo:rsid="0046ab9d" officeooo:paragraph-rsid="0046ab9d" style:font-size-asian="9pt" style:font-size-complex="9pt"/>
    </style:style>
    <style:style style:name="P6" style:family="paragraph" style:parent-style-name="Text_20_body">
      <style:text-properties style:font-name="DejaVu Sans Mono" fo:font-size="9pt" officeooo:rsid="0046ab9d" officeooo:paragraph-rsid="00471bfd" style:font-size-asian="9pt" style:font-size-complex="9pt"/>
    </style:style>
    <style:style style:name="P7" style:family="paragraph" style:parent-style-name="Text_20_body">
      <style:text-properties style:font-name="DejaVu Sans Mono" fo:font-size="9pt" officeooo:paragraph-rsid="0046ab9d" style:font-size-asian="9pt" style:font-size-complex="9pt"/>
    </style:style>
    <style:style style:name="P8" style:family="paragraph" style:parent-style-name="Text_20_body">
      <style:text-properties style:font-name="DejaVu Sans Mono" fo:font-size="9pt" fo:font-style="normal" officeooo:rsid="0043797b" officeooo:paragraph-rsid="0043797b" style:font-size-asian="9pt" style:font-style-asian="normal" style:font-size-complex="9pt" style:font-style-complex="normal"/>
    </style:style>
    <style:style style:name="P9" style:family="paragraph" style:parent-style-name="Text_20_body">
      <style:text-properties officeooo:rsid="0043797b" officeooo:paragraph-rsid="0043797b"/>
    </style:style>
    <style:style style:name="P10" style:family="paragraph" style:parent-style-name="Text_20_body">
      <style:text-properties officeooo:rsid="0043797b" officeooo:paragraph-rsid="0046ab9d"/>
    </style:style>
    <style:style style:name="P11" style:family="paragraph" style:parent-style-name="Text_20_body">
      <style:text-properties officeooo:rsid="0045578b" officeooo:paragraph-rsid="0045578b"/>
    </style:style>
    <style:style style:name="P12" style:family="paragraph" style:parent-style-name="Text_20_body">
      <style:text-properties officeooo:rsid="0046ab9d" officeooo:paragraph-rsid="0046ab9d"/>
    </style:style>
    <style:style style:name="P13" style:family="paragraph" style:parent-style-name="Text_20_body">
      <style:text-properties officeooo:paragraph-rsid="00471bfd"/>
    </style:style>
    <style:style style:name="P14" style:family="paragraph" style:parent-style-name="Text_20_body">
      <style:text-properties officeooo:rsid="00476245" officeooo:paragraph-rsid="00476245"/>
    </style:style>
    <style:style style:name="P15" style:family="paragraph" style:parent-style-name="Text_20_body">
      <style:text-properties fo:font-style="normal" officeooo:rsid="0048f2c5" officeooo:paragraph-rsid="004a2bac" style:font-style-asian="normal" style:font-style-complex="normal"/>
    </style:style>
    <style:style style:name="P16" style:family="paragraph" style:parent-style-name="Text_20_body">
      <style:text-properties fo:font-style="normal" officeooo:rsid="004a2bac" officeooo:paragraph-rsid="004a2bac" style:font-style-asian="normal" style:font-style-complex="normal"/>
    </style:style>
    <style:style style:name="P17" style:family="paragraph" style:parent-style-name="Text_20_body">
      <style:text-properties officeooo:rsid="004b00a4" officeooo:paragraph-rsid="004b00a4"/>
    </style:style>
    <style:style style:name="P18" style:family="paragraph" style:parent-style-name="Text_20_body">
      <style:text-properties officeooo:paragraph-rsid="004b00a4"/>
    </style:style>
    <style:style style:name="P19" style:family="paragraph" style:parent-style-name="Text_20_body">
      <style:text-properties officeooo:rsid="004b06fe" officeooo:paragraph-rsid="004b06fe"/>
    </style:style>
    <style:style style:name="P20" style:family="paragraph" style:parent-style-name="Text_20_body">
      <style:text-properties officeooo:rsid="004c6e34" officeooo:paragraph-rsid="004c6e34"/>
    </style:style>
    <style:style style:name="P21" style:family="paragraph" style:parent-style-name="Text_20_body">
      <style:text-properties officeooo:rsid="004f48f5" officeooo:paragraph-rsid="004f48f5"/>
    </style:style>
    <style:style style:name="P22" style:family="paragraph" style:parent-style-name="Standard">
      <style:text-properties officeooo:rsid="001a14ae" officeooo:paragraph-rsid="001a14ae"/>
    </style:style>
    <style:style style:name="P23" style:family="paragraph" style:parent-style-name="Standard">
      <style:text-properties officeooo:rsid="0023dcb4" officeooo:paragraph-rsid="0023dcb4"/>
    </style:style>
    <style:style style:name="P24" style:family="paragraph" style:parent-style-name="Standard">
      <style:text-properties officeooo:rsid="0023ddd6" officeooo:paragraph-rsid="0023ddd6"/>
    </style:style>
    <style:style style:name="P25" style:family="paragraph" style:parent-style-name="Standard">
      <style:text-properties officeooo:rsid="0026e6ba" officeooo:paragraph-rsid="0026e6ba"/>
    </style:style>
    <style:style style:name="P26" style:family="paragraph" style:parent-style-name="Standard">
      <style:text-properties officeooo:rsid="00288f1e" officeooo:paragraph-rsid="00288f1e"/>
    </style:style>
    <style:style style:name="P27" style:family="paragraph" style:parent-style-name="Standard">
      <style:text-properties style:font-name="DejaVu Sans Mono" fo:font-size="9pt" officeooo:rsid="0041ba98" officeooo:paragraph-rsid="0041ba98" style:font-size-asian="9pt" style:font-size-complex="9pt"/>
    </style:style>
    <style:style style:name="P28" style:family="paragraph" style:parent-style-name="Standard">
      <style:text-properties style:font-name="DejaVu Sans Mono" fo:font-size="9pt" officeooo:rsid="0041ba98" officeooo:paragraph-rsid="004279c1" style:font-size-asian="9pt" style:font-size-complex="9pt"/>
    </style:style>
    <style:style style:name="P29" style:family="paragraph" style:parent-style-name="Standard">
      <style:text-properties style:font-name="DejaVu Sans Mono" fo:font-size="9pt" officeooo:rsid="0041ba98" officeooo:paragraph-rsid="0046ab9d" style:font-size-asian="9pt" style:font-size-complex="9pt"/>
    </style:style>
    <style:style style:name="P30" style:family="paragraph" style:parent-style-name="Standard">
      <style:text-properties style:font-name="DejaVu Sans Mono" fo:font-size="9pt" officeooo:rsid="00288f1e" officeooo:paragraph-rsid="00288f1e" style:font-size-asian="9pt" style:font-size-complex="9pt"/>
    </style:style>
    <style:style style:name="P31" style:family="paragraph" style:parent-style-name="Standard">
      <style:text-properties style:font-name="DejaVu Sans Mono" fo:font-size="9pt" officeooo:rsid="00288f1e" officeooo:paragraph-rsid="0028b3c5" style:font-size-asian="9pt" style:font-size-complex="9pt"/>
    </style:style>
    <style:style style:name="P32" style:family="paragraph" style:parent-style-name="Standard">
      <style:text-properties style:font-name="DejaVu Sans Mono" fo:font-size="9pt" fo:font-style="normal" officeooo:rsid="00288f1e" officeooo:paragraph-rsid="0028b3c5" style:font-size-asian="9pt" style:font-style-asian="normal" style:font-size-complex="9pt" style:font-style-complex="normal"/>
    </style:style>
    <style:style style:name="P33" style:family="paragraph" style:parent-style-name="Standard">
      <style:text-properties style:font-name="DejaVu Sans Mono" fo:font-size="9pt" fo:font-style="normal" officeooo:rsid="00288f1e" officeooo:paragraph-rsid="002c0d54" style:font-size-asian="9pt" style:font-style-asian="normal" style:font-size-complex="9pt" style:font-style-complex="normal"/>
    </style:style>
    <style:style style:name="P34" style:family="paragraph" style:parent-style-name="Standard">
      <style:text-properties style:font-name="DejaVu Sans Mono" fo:font-size="8pt" officeooo:rsid="00288f1e" officeooo:paragraph-rsid="00288f1e" style:font-size-asian="8pt" style:font-size-complex="8pt"/>
    </style:style>
    <style:style style:name="P35" style:family="paragraph" style:parent-style-name="Standard">
      <style:text-properties officeooo:paragraph-rsid="00288f1e"/>
    </style:style>
    <style:style style:name="P36" style:family="paragraph" style:parent-style-name="Standard">
      <style:text-properties officeooo:paragraph-rsid="0028b3c5"/>
    </style:style>
    <style:style style:name="P37" style:family="paragraph" style:parent-style-name="Standard">
      <style:text-properties officeooo:rsid="002c0d54" officeooo:paragraph-rsid="002c0d54"/>
    </style:style>
    <style:style style:name="P38" style:family="paragraph" style:parent-style-name="Standard">
      <style:text-properties officeooo:rsid="002c0d54" officeooo:paragraph-rsid="00387ec1"/>
    </style:style>
    <style:style style:name="P39" style:family="paragraph" style:parent-style-name="Standard">
      <style:text-properties officeooo:rsid="002db06d" officeooo:paragraph-rsid="002db06d"/>
    </style:style>
    <style:style style:name="P40" style:family="paragraph" style:parent-style-name="Standard">
      <style:text-properties officeooo:rsid="003daa0c" officeooo:paragraph-rsid="003daa0c"/>
    </style:style>
    <style:style style:name="P41" style:family="paragraph" style:parent-style-name="Standard">
      <style:text-properties officeooo:rsid="003e5824" officeooo:paragraph-rsid="003e5824"/>
    </style:style>
    <style:style style:name="P42" style:family="paragraph" style:parent-style-name="Standard">
      <style:text-properties officeooo:rsid="003e5824" officeooo:paragraph-rsid="003f63e1"/>
    </style:style>
    <style:style style:name="P43" style:family="paragraph" style:parent-style-name="Standard">
      <style:text-properties officeooo:rsid="003f63e1" officeooo:paragraph-rsid="003f63e1"/>
    </style:style>
    <style:style style:name="P44" style:family="paragraph" style:parent-style-name="Standard">
      <style:text-properties officeooo:rsid="0040581c" officeooo:paragraph-rsid="0040581c"/>
    </style:style>
    <style:style style:name="P45" style:family="paragraph" style:parent-style-name="Standard">
      <style:text-properties officeooo:rsid="0041980e" officeooo:paragraph-rsid="0041980e"/>
    </style:style>
    <style:style style:name="P46" style:family="paragraph" style:parent-style-name="Standard">
      <style:text-properties officeooo:rsid="0041ba98" officeooo:paragraph-rsid="0041ba98"/>
    </style:style>
    <style:style style:name="P47" style:family="paragraph" style:parent-style-name="Standard">
      <style:text-properties officeooo:rsid="0041ba98" officeooo:paragraph-rsid="0043797b"/>
    </style:style>
    <style:style style:name="P48" style:family="paragraph" style:parent-style-name="Standard">
      <style:text-properties officeooo:rsid="0041ba98" officeooo:paragraph-rsid="0046ab9d"/>
    </style:style>
    <style:style style:name="P49" style:family="paragraph" style:parent-style-name="Standard">
      <style:text-properties officeooo:rsid="0046ab9d" officeooo:paragraph-rsid="0046ab9d"/>
    </style:style>
    <style:style style:name="P50" style:family="paragraph" style:parent-style-name="Standard">
      <style:text-properties officeooo:rsid="004b06fe" officeooo:paragraph-rsid="004b06fe"/>
    </style:style>
    <style:style style:name="P51" style:family="paragraph" style:parent-style-name="Footnote">
      <style:text-properties officeooo:rsid="0041980e" officeooo:paragraph-rsid="0041980e"/>
    </style:style>
    <style:style style:name="P52" style:family="paragraph" style:parent-style-name="Heading_20_3">
      <style:text-properties officeooo:paragraph-rsid="0046ab9d"/>
    </style:style>
    <style:style style:name="T1" style:family="text">
      <style:text-properties fo:font-style="italic" style:font-style-asian="italic" style:font-style-complex="italic"/>
    </style:style>
    <style:style style:name="T2" style:family="text">
      <style:text-properties fo:font-style="italic" officeooo:rsid="0023ddd6" style:font-style-asian="italic" style:font-style-complex="italic"/>
    </style:style>
    <style:style style:name="T3" style:family="text">
      <style:text-properties fo:font-style="italic" officeooo:rsid="00288f1e" style:font-style-asian="italic" style:font-style-complex="italic"/>
    </style:style>
    <style:style style:name="T4" style:family="text">
      <style:text-properties fo:font-style="italic" officeooo:rsid="003f63e1" style:font-style-asian="italic" style:font-style-complex="italic"/>
    </style:style>
    <style:style style:name="T5" style:family="text">
      <style:text-properties fo:font-style="italic" officeooo:rsid="004279c1" style:font-style-asian="italic" style:font-style-complex="italic"/>
    </style:style>
    <style:style style:name="T6" style:family="text">
      <style:text-properties fo:font-style="italic" officeooo:rsid="00471bfd" style:font-style-asian="italic" style:font-style-complex="italic"/>
    </style:style>
    <style:style style:name="T7" style:family="text">
      <style:text-properties fo:font-style="italic" officeooo:rsid="004818e2" style:font-style-asian="italic" style:font-style-complex="italic"/>
    </style:style>
    <style:style style:name="T8" style:family="text">
      <style:text-properties fo:font-style="italic" officeooo:rsid="004a2bac" style:font-style-asian="italic" style:font-style-complex="italic"/>
    </style:style>
    <style:style style:name="T9" style:family="text">
      <style:text-properties fo:font-style="italic" officeooo:rsid="004b00a4" style:font-style-asian="italic" style:font-style-complex="italic"/>
    </style:style>
    <style:style style:name="T10" style:family="text">
      <style:text-properties fo:font-style="italic" officeooo:rsid="004c96ca"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officeooo:rsid="004818e2" style:font-style-asian="normal" style:font-style-complex="normal"/>
    </style:style>
    <style:style style:name="T14" style:family="text">
      <style:text-properties fo:font-style="normal" officeooo:rsid="0048f2c5" style:font-style-asian="normal" style:font-style-complex="normal"/>
    </style:style>
    <style:style style:name="T15" style:family="text">
      <style:text-properties fo:font-style="normal" officeooo:rsid="004a2bac" style:font-style-asian="normal" style:font-style-complex="normal"/>
    </style:style>
    <style:style style:name="T16" style:family="text">
      <style:text-properties fo:font-style="normal" officeooo:rsid="004b00a4" style:font-style-asian="normal" style:font-style-complex="normal"/>
    </style:style>
    <style:style style:name="T17" style:family="text">
      <style:text-properties fo:font-style="normal" officeooo:rsid="004b06fe" style:font-style-asian="normal" style:font-style-complex="normal"/>
    </style:style>
    <style:style style:name="T18" style:family="text">
      <style:text-properties officeooo:rsid="0023dcb4"/>
    </style:style>
    <style:style style:name="T19" style:family="text">
      <style:text-properties officeooo:rsid="0023ddd6"/>
    </style:style>
    <style:style style:name="T20" style:family="text">
      <style:text-properties officeooo:rsid="00288f1e"/>
    </style:style>
    <style:style style:name="T21" style:family="text">
      <style:text-properties style:font-name="DejaVu Sans Mono" fo:font-size="9pt" style:font-size-asian="9pt" style:font-size-complex="9pt"/>
    </style:style>
    <style:style style:name="T22" style:family="text">
      <style:text-properties style:font-name="DejaVu Sans Mono" fo:font-size="9pt" officeooo:rsid="0043797b" style:font-size-asian="9pt" style:font-size-complex="9pt"/>
    </style:style>
    <style:style style:name="T23" style:family="text">
      <style:text-properties style:font-name="DejaVu Sans Mono" fo:font-size="9pt" fo:font-style="normal" officeooo:rsid="0046ab9d" style:font-size-asian="9pt" style:font-style-asian="normal" style:font-size-complex="9pt" style:font-style-complex="normal"/>
    </style:style>
    <style:style style:name="T24" style:family="text">
      <style:text-properties style:font-name="DejaVu Sans Mono" fo:font-size="9pt" fo:font-style="normal" officeooo:rsid="0043797b" style:font-size-asian="9pt" style:font-style-asian="normal" style:font-size-complex="9pt" style:font-style-complex="normal"/>
    </style:style>
    <style:style style:name="T25" style:family="text">
      <style:text-properties style:font-name="DejaVu Sans Mono" fo:font-size="9pt" fo:font-style="normal" officeooo:rsid="0041ba98" style:font-size-asian="9pt" style:font-style-asian="normal" style:font-size-complex="9pt" style:font-style-complex="normal"/>
    </style:style>
    <style:style style:name="T26" style:family="text">
      <style:text-properties officeooo:rsid="002a2527"/>
    </style:style>
    <style:style style:name="T27" style:family="text">
      <style:text-properties officeooo:rsid="002c0d54"/>
    </style:style>
    <style:style style:name="T28" style:family="text">
      <style:text-properties officeooo:rsid="002db06d"/>
    </style:style>
    <style:style style:name="T29" style:family="text">
      <style:text-properties officeooo:rsid="00387ec1"/>
    </style:style>
    <style:style style:name="T30" style:family="text">
      <style:text-properties officeooo:rsid="00389d7e"/>
    </style:style>
    <style:style style:name="T31" style:family="text">
      <style:text-properties officeooo:rsid="003a594a"/>
    </style:style>
    <style:style style:name="T32" style:family="text">
      <style:text-properties officeooo:rsid="003e5824"/>
    </style:style>
    <style:style style:name="T33" style:family="text">
      <style:text-properties officeooo:rsid="003f63e1"/>
    </style:style>
    <style:style style:name="T34" style:family="text">
      <style:text-properties officeooo:rsid="00408de7"/>
    </style:style>
    <style:style style:name="T35" style:family="text">
      <style:text-properties officeooo:rsid="0041ba98"/>
    </style:style>
    <style:style style:name="T36" style:family="text">
      <style:text-properties officeooo:rsid="004279c1"/>
    </style:style>
    <style:style style:name="T37" style:family="text">
      <style:text-properties officeooo:rsid="0043797b"/>
    </style:style>
    <style:style style:name="T38" style:family="text">
      <style:text-properties officeooo:rsid="0046ab9d"/>
    </style:style>
    <style:style style:name="T39" style:family="text">
      <style:text-properties officeooo:rsid="00471bfd"/>
    </style:style>
    <style:style style:name="T40" style:family="text">
      <style:text-properties officeooo:rsid="004a2bac"/>
    </style:style>
    <style:style style:name="T41" style:family="text">
      <style:text-properties officeooo:rsid="004b6948"/>
    </style:style>
    <style:style style:name="T42" style:family="text">
      <style:text-properties officeooo:rsid="004c6e34"/>
    </style:style>
    <style:style style:name="T43" style:family="text">
      <style:text-properties officeooo:rsid="004c96ca"/>
    </style:style>
    <style:style style:name="T44" style:family="text">
      <style:text-properties officeooo:rsid="004e5d26"/>
    </style:style>
    <style:style style:name="T45" style:family="text">
      <style:text-properties officeooo:rsid="004f48f5"/>
    </style:style>
    <style:style style:name="T46" style:family="text">
      <style:text-properties style:text-position="super 50%"/>
    </style:style>
    <style:style style:name="T47" style:family="text">
      <style:text-properties officeooo:rsid="004fc53a"/>
    </style:style>
    <style:style style:name="T48" style:family="text">
      <style:text-properties officeooo:rsid="0051731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OB folder handling</text:p>
      <text:p text:style-name="P22"/>
      <text:p text:style-name="P23">The LOB <text:span text:style-name="T32">(large object) </text:span>folder handling in SIARD Format 2.<text:span text:style-name="T44">1</text:span> needs to be clarified and illustrated with some examples.</text:p>
      <text:p text:style-name="P23"/>
      <text:h text:style-name="Heading_20_1" text:outline-level="1">The <text:span text:style-name="T1">file</text:span> attribute of <text:span text:style-name="T18">a column </text:span>element in a <text:span text:style-name="T29">table XML</text:span></text:h>
      <text:p text:style-name="P23">Whenever the content of a table column <text:span text:style-name="T30">(or of a field of an ARRAY or UDT) is not</text:span> stored inside the column <text:span text:style-name="T30">(or field) </text:span>element („in-lined“), it is stored <text:span text:style-name="T19">in a separate file. The name of this file is given in the </text:span><text:span text:style-name="T2">file</text:span><text:span text:style-name="T19"> attribute of the respective column (or field) element (</text:span><text:span text:style-name="T2">&lt;c1&gt;</text:span><text:span text:style-name="T19">, </text:span><text:span text:style-name="T2">&lt;c2&gt;</text:span><text:span text:style-name="T19">, … (or </text:span><text:span text:style-name="T2">&lt;a1&gt;</text:span><text:span text:style-name="T19">, </text:span><text:span text:style-name="T2">&lt;a2&gt;</text:span><text:span text:style-name="T19"> …, </text:span><text:span text:style-name="T2">&lt;r1&gt;</text:span><text:span text:style-name="T19">, </text:span><text:span text:style-name="T2">&lt;r2&gt;</text:span><text:span text:style-name="T19">, …, or </text:span><text:span text:style-name="T2">&lt;u1&gt;</text:span><text:span text:style-name="T19">, </text:span><text:span text:style-name="T2">&lt;u2&gt;</text:span><text:span text:style-name="T19"> ...) (using 1-based column or field positions)), which is otherwise empty).</text:span></text:p>
      <text:p text:style-name="P24">This file attribute can either refer to a file entry internal to the SIARD (ZIP64) file or else to a file entry in the file system, where the SIARD (ZIP64) file resides.</text:p>
      <text:h text:style-name="Heading_20_2" text:outline-level="2">Internal file entry</text:h>
      <text:p text:style-name="P25">Example of a file attribute referring to an internal file entry of the SIARD (ZIP64) file:</text:p>
      <text:p text:style-name="P30">&lt;c3 file="content/schema0/table0/lob2/record129.txt" length="75653" digestType="SHA-1" messageDigest="881FA7D5373EEFDA6279274C7FCE8042FAD72A52"/&gt;</text:p>
      <text:h text:style-name="Heading_20_2" text:outline-level="2">External absolute file entry</text:h>
      <text:p text:style-name="P26">Example of a file attribute referring to an <text:span text:style-name="T26">absolute </text:span>external file in the file system, where the SIARD (ZIP64) file is stored:</text:p>
      <text:p text:style-name="P30">&lt;c3 file="file:/D:/Temp/siardlobs/dbxxx/lob002/seq23/record129.txt" length="75653" digestType="SHA-1" messageDigest="881FA7D5373EEFDA6279274C7FCE8042FAD72A52"/&gt;</text:p>
      <text:p text:style-name="P35"><text:span text:style-name="T20">The </text:span><text:span text:style-name="T3">file</text:span><text:span text:style-name="T20">-URI refers to an absolute file in the file system on the same host. Alternatively the form of the URI starting with </text:span><text:span text:style-name="T3">file:///</text:span><text:span text:style-name="T20"> could have been used:</text:span></text:p>
      <text:p text:style-name="P32">file:///D:/Temp/siardlobs/dbxxx/lob002/seq23/record129.txt</text:p>
      <text:p text:style-name="P37">Or the form without the URI scheme <text:span text:style-name="T32">(file prefix)</text:span>:</text:p>
      <text:p text:style-name="P33">/D:/Temp/siardlobs/dbxxx/lob002/seq23/record129.txt</text:p>
      <text:p text:style-name="P36"><text:span text:style-name="T20">In order to refer to files – accessible to the user writing or reading the SIARD file – on different hosts </text:span><text:span text:style-name="T3">file</text:span><text:span text:style-name="T20">-URIs with a host name can be used:</text:span></text:p>
      <text:p text:style-name="P31">file://econel200s2.enterag.ch/Home/Hartwig/siardlobs/dbxxx/lob002/seq23/record129.txt</text:p>
      <text:p text:style-name="P50">N.B.: SIARD Suite uses <text:span text:style-name="T1">java.nio.Paths</text:span> (JAVA 1.7) for resolving such file URLs resulting in UNC names on Windows. The „old“ <text:span text:style-name="T1">java.io.File</text:span> interface does not work correctly for such URIs.</text:p>
      <text:h text:style-name="Heading_20_2" text:outline-level="2"><text:soft-page-break/><text:span text:style-name="T48">E</text:span>xternal relative file entry</text:h>
      <text:p text:style-name="P26">Example of a file attribute referring to a <text:span text:style-name="T27">relative</text:span> external file in the file system, where the SIARD (ZIP64) file is stored relative to the SIARD (ZIP64) file:</text:p>
      <text:p text:style-name="P34">&lt;c3 file="../../lobs/lob002/seq23/record129.txt" length="75653" digestType="SHA-1" messageDigest="881FA7D5373EEFDA6279274C7FCE8042FAD72A52"/&gt;</text:p>
      <text:p text:style-name="P26">The initial „..“ in this example refers to the folder containing the SIARD file. Every relative external location must start with „..“.</text:p>
      <text:h text:style-name="Heading_20_2" text:outline-level="2"><text:span text:style-name="T30">Provisional </text:span>Summary</text:h>
      <text:p text:style-name="P37">We summarize: the URI in the <text:span text:style-name="T1">file</text:span> attribute of a column element can either be absolute or relative. If it is absolute, it must start with the scheme <text:span text:style-name="T40">„file:/“</text:span> or the path must start with a slash („/“).</text:p>
      <text:p text:style-name="P37">If it is relative, it refers to an external file if it starts with „..“, which refers to the folder containing the SIARD (ZIP64) file. Otherwise it refers to an internal file entry of the SIARD (ZIP64) file.</text:p>
      <text:p text:style-name="P38">The content of a column element is inlined if <text:span text:style-name="T28">its length is less than the maximum in-line size and </text:span>it is not stored <text:span text:style-name="T28">externally. The relevant length is the length in (UTF-8) characters. As binary content is represented by hexadecimal characters in the table XML, binary content is in-lined if its byte length is less than half of the maximum in-line size. The default maximum in-line size is 4000 characters.</text:span></text:p>
      <text:p text:style-name="P39">Thus, if a column is stored externally, all columns are stored externally <text:span text:style-name="T29">without regard to their size</text:span>.</text:p>
      <text:h text:style-name="Heading_20_1" text:outline-level="1">Aside: The <text:span text:style-name="T34">MIME type and </text:span>file extension</text:h>
      <text:p text:style-name="P2">In the past it has become cumbersome, that it was difficult to open binary LOB files (with the extension „.bin“) of the SIARD archive. In SIARD Format 2.1 it has become possible to specify a MIME type in the meta data of a column.</text:p>
      <text:p text:style-name="P2">Usually it will not be possible to automatically determine the MIME type directly from the database on download. But it can be specified, if only the meta data are downloaded and their MIME types (and descriptions) are edited before downloading the primary data of the database. Then the primary data can be downloaded using the prepared metadata.xml as a template. Now when a binary large object is encountered and its MIME type is known, the extension used for storing it externally is derived from the MIME type<text:note text:id="ftn1" text:note-class="footnote"><text:note-citation>1</text:note-citation><text:note-body><text:p text:style-name="P51"><text:a xlink:type="simple" xlink:href="https://svn.apache.org/repos/asf/httpd/httpd/trunk/docs/conf/mime.types" text:style-name="Internet_20_link" text:visited-style-name="Visited_20_Internet_20_Link">https://svn.apache.org/repos/asf/httpd/httpd/trunk/docs/conf/mime.types</text:a> </text:p></text:note-body></text:note>.</text:p>
      <text:p text:style-name="P2">So the file names will become <text:span text:style-name="T1">record129.pdf</text:span> or <text:span text:style-name="T1">record765.jpg</text:span>, …</text:p>
      <text:p text:style-name="P2">This is particularly useful if external storage of the large object files is intended for separate examination of each file using appropriate applications.</text:p>
      <text:h text:style-name="Heading_20_1" text:outline-level="1"><text:soft-page-break/>Relocation: the <text:span text:style-name="T1">lobFolder</text:span> <text:span text:style-name="T32">elements </text:span>in the <text:span text:style-name="T31">SIARD meta data</text:span></text:h>
      <text:p text:style-name="P40">Sometimes the flexibility of addressing the LOB files using a <text:span text:style-name="T1">file</text:span>-<text:span text:style-name="T32">URI is not enough. One might want to relocate the external LOBs without moving the SIARD (ZIP64) file.</text:span></text:p>
      <text:p text:style-name="P41">This is the purpose of the <text:span text:style-name="T1">lobFolder</text:span> elements in the SIARD meta data. It is only used for externally stored LOB files.</text:p>
      <text:p text:style-name="P41">It works like this: Even if the file attribute of a column (or field) refers to a relative file (without an initial „..“), it may refer to an external file. If the <text:span text:style-name="T1">lobFolder</text:span> element in the meta data of the column (or field) element in the table XML is set, then it refers to an external folder and the file attribute is assumed to be relative to it.</text:p>
      <text:p text:style-name="P41">If the <text:span text:style-name="T1">lobFolder</text:span> element of the column (or field) itself refers to a relative file (without an initial „..“), it is assumed to be relative to the <text:span text:style-name="T1">lobFolder</text:span> in the <text:span text:style-name="T11">siardArchive</text:span> element of the meta data of the SIARD file.</text:p>
      <text:p text:style-name="P41">The <text:span text:style-name="T1">lobFolder</text:span> in the <text:span text:style-name="T1">siardArchive</text:span> element of the meta data must refer to an external file system folder. It must start with „..“ (relative to the SIARD (ZIP64) file), „/“ (absolute in the file system), or „file:/“ (for addressable file systems on other hosts). Its default value is „..“.</text:p>
      <text:p text:style-name="P42">All <text:span text:style-name="T1">lobFolder</text:span> elements can be <text:span text:style-name="T33">changed to point to a different external file. It is not permitted to change internal files to external ones or external files to internal ones. Thus, it is not permitted, to delete an existing </text:span><text:span text:style-name="T4">lobFolder</text:span><text:span text:style-name="T33"> element referring to an external file, or to add a new </text:span><text:span text:style-name="T4">lobFolder</text:span><text:span text:style-name="T33"> element to the meta data of a column or field.</text:span></text:p>
      <text:p text:style-name="P43">Modiying the <text:span text:style-name="T1">lobFolder</text:span> element of the <text:span text:style-name="T1">siardArchive</text:span> thus may relocate all <text:span text:style-name="T1">lobFolders</text:span> specified in a relative way.</text:p>
      <text:h text:style-name="Heading_20_2" text:outline-level="2">No external storage</text:h>
      <text:p text:style-name="P1">Omitting all <text:span text:style-name="T1">lobFolder</text:span> entries in the meta data leads to (traditional) internal storage of all LOB files. All file attributes are relative to the root of the ZIP64 file. They do not start with „..“, „/“, or „file:“. As they contain the full folder path from the root, the <text:span text:style-name="T1">folder</text:span> element in the column meta data always was superfluous and has been dropped in SIARD Format 2.1.</text:p>
      <text:h text:style-name="Heading_20_2" text:outline-level="2">External storage of a single LOB column</text:h>
      <text:p text:style-name="P44">It is quite typical, that only a single LOB column in a database is to be stored externally (e.g. documents in a document database, pictures in a picture database).</text:p>
      <text:h text:style-name="Heading_20_3" text:outline-level="3">metadata.xml</text:h>
      <text:p text:style-name="P45"><text:span text:style-name="T1">siardArchive</text:span> has no <text:span text:style-name="T1">lobFolder</text:span> element.</text:p>
      <text:p text:style-name="P45">LOB column c3 (e.g.) <text:span text:style-name="T35">does have</text:span> a <text:span text:style-name="T1">lobFolder</text:span> element referring to an external folder:</text:p>
      <text:p text:style-name="P27"><text:s text:c="24"/>&lt;column&gt;</text:p>
      <text:p text:style-name="P27"><text:soft-page-break/><text:s text:c="28"/>&lt;name&gt;CCLOB&lt;/name&gt;</text:p>
      <text:p text:style-name="P27"><text:s text:c="28"/>&lt;lobFolder&gt;../../../Temp/siardlobs/dbxxx/&lt;/lobFolder&gt;</text:p>
      <text:p text:style-name="P28"><text:s text:c="28"/><text:span text:style-name="T36">&lt;mimeType&gt;application/pdf&lt;mimeType&gt;</text:span></text:p>
      <text:p text:style-name="P27"><text:s text:c="28"/>&lt;type&gt;CLOB(4M)&lt;/type&gt;</text:p>
      <text:p text:style-name="P27"><text:s text:c="24"/>&lt;/column&gt;</text:p>
      <text:p text:style-name="P46">It is to be noted, that <text:span text:style-name="T5">file</text:span><text:span text:style-name="T36">-</text:span>URIs for folders must <text:span text:style-name="T36">be </text:span>terminate<text:span text:style-name="T36">d</text:span> with a slash („/“). <text:span text:style-name="T36">A </text:span><text:span text:style-name="T5">lobFolder</text:span><text:span text:style-name="T36"> entry that is not terminated with a slash is invalid, for </text:span><text:span text:style-name="T5">lobFolder</text:span><text:span text:style-name="T36"> entries always refer to folders.</text:span></text:p>
      <text:h text:style-name="Heading_20_3" text:outline-level="3">Table column primary data</text:h>
      <text:p text:style-name="P3">&lt;c3 file="seq2/record8633.pdf" …/&gt;</text:p>
      <text:p text:style-name="P9">This means, that the LOB data is stored in the external file</text:p>
      <text:p text:style-name="P8">../../Temp/siardlobs/dbxxx/seq2/record8633.pdf</text:p>
      <text:p text:style-name="P9">relative to the location of the SIARD file.</text:p>
      <text:p text:style-name="P9">If the <text:span text:style-name="T1">lobFolder</text:span> element of the column later is changed to</text:p>
      <text:p text:style-name="P47"><text:span text:style-name="T21"><text:s text:c="28"/>&lt;lobFolder&gt;/</text:span><text:span text:style-name="T22">D:/</text:span><text:span text:style-name="T21">Temp/siardlobs/dbxxx/&lt;/lobFolder&gt;</text:span></text:p>
      <text:p text:style-name="P9">Then the LOB data is relocated to the absolute file</text:p>
      <text:p text:style-name="P4">D:/Temp/siardlobs/dbxxx/seq2/record8633.pdf</text:p>
      <text:h text:style-name="Heading_20_2" text:outline-level="2">Broken external links</text:h>
      <text:p text:style-name="P9">Of course, using external storage locations for LOB data introduces the risk, that the external files are not available in the folders indicated. It is impossible, however, to exchange external primary data files by different ones without destroying the integrity of the SIARD file. Every column or field element of the table XML storing external LOB data also stores a message digest, thus enabling the user application to verify, whether the original primary data were found in the external location.</text:p>
      <text:h text:style-name="Heading_20_2" text:outline-level="2">External storage of all LOB columns</text:h>
      <text:p text:style-name="P11">When storing LOB columns externally, it is the user's responsibility to make sure that the different columns or columns in different tables, schemas and databases do not interfere.</text:p>
      <text:p text:style-name="P11">Some care must be taken, therefore, when the <text:span text:style-name="T1">lobFolder</text:span> elements of the LOB columns are chosen.</text:p>
      <text:h text:style-name="Heading_20_3" text:outline-level="3">metadata.xml</text:h>
      <text:p text:style-name="P12">siardArchive has a <text:span text:style-name="T1">lobFolder</text:span> element:</text:p>
      <text:p text:style-name="P5">&lt;siardArchive&gt;</text:p>
      <text:p text:style-name="P6">...</text:p>
      <text:p text:style-name="P5"><text:s text:c="2"/>&lt;lobFolder&gt;file://econel200s2.enterag.ch/Home/Temp/dbxxx/&lt;/lobFolder&gt;</text:p>
      <text:p text:style-name="P5"><text:soft-page-break/>...</text:p>
      <text:p text:style-name="P5">&lt;/siardArchive&gt;</text:p>
      <text:p text:style-name="P12">Each LOB column (and each LOB field) has a <text:span text:style-name="T1">lobFolder</text:span> element:</text:p>
      <text:p text:style-name="P29"><text:s text:c="24"/>&lt;column&gt;</text:p>
      <text:p text:style-name="P29"><text:s text:c="28"/>&lt;name&gt;CCLOB&lt;/name&gt;</text:p>
      <text:p text:style-name="P29"><text:s text:c="28"/>&lt;lobFolder&gt;<text:span text:style-name="T38">lob_0_0_2</text:span>/&lt;/lobFolder&gt;</text:p>
      <text:p text:style-name="P29"><text:s text:c="28"/><text:span text:style-name="T36">&lt;mimeType&gt;application/pdf&lt;mimeType&gt;</text:span></text:p>
      <text:p text:style-name="P29"><text:s text:c="28"/>&lt;type&gt;CLOB(4M)&lt;/type&gt;</text:p>
      <text:p text:style-name="P29"><text:s text:c="24"/>&lt;/column&gt;</text:p>
      <text:p text:style-name="P49">Here the name of the <text:span text:style-name="T1">lobFolder</text:span> includes a number for the schema and the table to avoid file name collisions.</text:p>
      <text:h text:style-name="P52" text:outline-level="3">Table column primary data</text:h>
      <text:p text:style-name="P7">&lt;c3 file="seq2/record8633.pdf" …/&gt;</text:p>
      <text:p text:style-name="P10"><text:span text:style-name="T38">All together this </text:span>means, that the LOB data is stored in the external file</text:p>
      <text:p text:style-name="P13"><text:span text:style-name="T23">file://econel200s2.enterag.ch/Home/Temp/dbxxx/lob_0_0_2/</text:span><text:span text:style-name="T24">seq2/record8633.pdf</text:span><text:span text:style-name="T37">.</text:span></text:p>
      <text:p text:style-name="P10">If the <text:span text:style-name="T1">lobFolder</text:span> element of the <text:span text:style-name="T6">siardArchive</text:span> later is changed to</text:p>
      <text:p text:style-name="P48"><text:span text:style-name="T21"><text:s text:c="2"/>&lt;lobFolder&gt;/</text:span><text:span text:style-name="T22">D:/</text:span><text:span text:style-name="T21">Temp/siardlobs/dbxxx/&lt;/lobFolder&gt;</text:span></text:p>
      <text:p text:style-name="P10">Then the LOB data <text:span text:style-name="T39">of all those column </text:span>is relocated to absolute file<text:span text:style-name="T39">s like</text:span></text:p>
      <text:p text:style-name="P13"><text:span text:style-name="T25">/</text:span><text:span text:style-name="T24">D:/</text:span><text:span text:style-name="T25">Temp/siardlobs/dbxxx/</text:span><text:span text:style-name="T23">lob_0_0_2/</text:span><text:span text:style-name="T24">seq2/record8633.pdf</text:span><text:span text:style-name="T37">.</text:span></text:p>
      <text:h text:style-name="Heading_20_1" text:outline-level="1">Definitive summary of addressing LOB data</text:h>
      <text:p text:style-name="P14">The <text:span text:style-name="T1">file</text:span> attributes of a LOB column in the table XML are always relative. I.e. they never start with „..“, „/“, or „file:“. And they are never terminated with a slash („/“), because they refer to files rather than folders.</text:p>
      <text:p text:style-name="P14">If the <text:span text:style-name="T40">local </text:span><text:span text:style-name="T1">lobFolder</text:span> element in the corresponding column or field meta data is missing, the <text:span text:style-name="T1">file</text:span> attribute in the table XML refers to internal LOB storage inside the SIARD (ZIP64) file. Otherwise the LOB data are stored in an external file.</text:p>
      <text:p text:style-name="P14">If the <text:span text:style-name="T40">local</text:span> <text:span text:style-name="T1">lobFolder</text:span> element in the column or field meta data <text:span text:style-name="T13">is not missing, but </text:span><text:span text:style-name="T14">no </text:span><text:span text:style-name="T15">global</text:span><text:span text:style-name="T13"> </text:span><text:span text:style-name="T7">lobFolder</text:span><text:span text:style-name="T13"> element in the </text:span><text:span text:style-name="T7">siardArchive</text:span><text:span text:style-name="T13"> meta data is </text:span><text:span text:style-name="T14">available</text:span><text:span text:style-name="T13">, then the </text:span><text:span text:style-name="T15">local</text:span><text:span text:style-name="T13"> </text:span><text:span text:style-name="T7">lobFolder</text:span><text:span text:style-name="T13"> must refer to the external folder, where the LOB data files are stored. In this case, if it starts with „..“ the folder is indicated relative to the SIARD file's location. </text:span><text:span text:style-name="T14">If, however, it starts with „/“ or „file:“ the folder is indicated in an absolute fashion.</text:span></text:p>
      <text:p text:style-name="P15">If the <text:span text:style-name="T40">local</text:span> <text:span text:style-name="T1">lobFolder</text:span> element of the column or field meta data as well as of the <text:span text:style-name="T40">global lobFolder in the </text:span><text:span text:style-name="T1">siardArchive</text:span> meta data is available, then the two must <text:span text:style-name="T40">first </text:span>be combined into a LOB folder. The <text:span text:style-name="T40">global</text:span> <text:span text:style-name="T1">lobFolder</text:span> element of the <text:span text:style-name="T1">siardArchive</text:span> must start with „..“, „/“, or „file:“ to reference an external folder. <text:soft-page-break/>If the <text:span text:style-name="T40">local </text:span><text:span text:style-name="T1">lobFolder</text:span> element of the column is relative (does not start with „/“ or „file:“), then it is taken <text:span text:style-name="T40">relative to the </text:span><text:span text:style-name="T8">lobFolder</text:span><text:span text:style-name="T40"> of the </text:span><text:span text:style-name="T8">siardArchive</text:span><text:span text:style-name="T40">. </text:span></text:p>
      <text:p text:style-name="P15"><text:span text:style-name="T40">N.B.: in that case the local </text:span><text:span text:style-name="T8">lobFolder</text:span><text:span text:style-name="T40"> of the column or field meta data starting with „..“ does not refer to a folder relative to the SIARD (ZIP64) file, but to a folder relative to the </text:span><text:span text:style-name="T8">lobFolder</text:span><text:span text:style-name="T40"> of the </text:span><text:span text:style-name="T8">siardArchive</text:span><text:span text:style-name="T40"> meta data element!</text:span></text:p>
      <text:p text:style-name="P16">The combination of the global and the local <text:span text:style-name="T1">lobFolder</text:span> then is used as the location where the relative file attribute values of the column (or field) elements of the table XML are to be found.</text:p>
      <text:p text:style-name="P16">So we have:</text:p>
      <text:p text:style-name="P17"><text:span text:style-name="T12">The value of the </text:span><text:span text:style-name="T1">file</text:span><text:span text:style-name="T12"> attribute must always be a relative file URI.</text:span></text:p>
      <text:p text:style-name="P17"><text:span text:style-name="T12">No local </text:span><text:span text:style-name="T1">lobFolder</text:span><text:span text:style-name="T12"> =&gt; file is internal relative to root of SIARD file.</text:span></text:p>
      <text:p text:style-name="P18"><text:span text:style-name="T16">Local </text:span><text:span text:style-name="T9">lobFolder</text:span><text:span text:style-name="T16"> and no </text:span><text:span text:style-name="T9">global</text:span><text:span text:style-name="T16"> lobFolder =&gt; file is relative to local </text:span><text:span text:style-name="T9">lobFolder</text:span><text:span text:style-name="T16">, which must refer to an external file starting mit „..“, „/“, or „file:/“.</text:span></text:p>
      <text:p text:style-name="P18"><text:span text:style-name="T16">Local </text:span><text:span text:style-name="T9">lobFolder</text:span><text:span text:style-name="T16"> and </text:span><text:span text:style-name="T9">global</text:span><text:span text:style-name="T16"> lobFolder =&gt; if local lobFolder is relative, it must be resolved with the global lobFolder to find the location, where the LOB file data is stored. </text:span><text:span text:style-name="T17">Global lobFolder must start with „..“, „/“, or „file:/“.</text:span></text:p>
      <text:h text:style-name="Heading_20_1" text:outline-level="1">Aside: Coexistence of internal and external LOB storage</text:h>
      <text:p text:style-name="P19">It is very simple to combine internal and external LOB storage. Whenever the local <text:span text:style-name="T1">lobFolder</text:span> is missing, LOB storage is internal – even if a global <text:span text:style-name="T1">lobFolder</text:span> is set.</text:p>
      <text:p text:style-name="P19">This permits maximum flexibility in assigning external and internal locations and preserving relocatibility.</text:p>
      <text:h text:style-name="Heading_20_1" text:outline-level="1">Aside: folder elements of SIARD Format 1.0</text:h>
      <text:p text:style-name="P19">In SIARD Format 1.0 column meta data contained <text:span text:style-name="T1">folder</text:span> <text:span text:style-name="T42">elements</text:span> to indicate, where LOBs were stored. These <text:span text:style-name="T1">folder</text:span> <text:span text:style-name="T42">elements</text:span> turned out to be superfluous, because the file attributes in the column elements of the table XML always stored the full path from the ZIP file root.</text:p>
      <text:p text:style-name="P19">Therefore in SIARD 2.1 the <text:span text:style-name="T1">folder</text:span> meta data entries are just dropped, because they are superfluous. <text:span text:style-name="T41">However, the naming scheme is retained as the default, how LOB files are placed within the SIARD (ZIP64) file. Whereas column and field elements in the table XML are numbered by position (1-based), the naming of the internal file entries is by index (0-based).</text:span></text:p>
      <text:h text:style-name="Heading_20_1" text:outline-level="1"><text:soft-page-break/>Aside: maximum files per folder</text:h>
      <text:p text:style-name="P20">SIARD Suite 2.<text:span text:style-name="T45">1</text:span> permits the specification of a maximum number of files per external folder. If LOBs are stored internally, this has no effect. If they are stored externally, however, a new level of folders <text:span text:style-name="T1">seq0</text:span>, <text:span text:style-name="T1">seq1</text:span>, … is inserted between the resolved local <text:span text:style-name="T1">lobFolder</text:span> and the LOB file name, if the number o<text:span text:style-name="T47">f</text:span> rows of a table is larger than this maximum number. <text:span text:style-name="T43">Each </text:span><text:span text:style-name="T10">seq&lt;n&gt;</text:span><text:span text:style-name="T43"> only holds at most the given maximum number of fields.</text:span></text:p>
      <text:p text:style-name="P20"/>
      <text:p text:style-name="P21">Feb. 1<text:span text:style-name="T46">st</text:span>, 2018<text:tab/>Hartwig Thom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erif" svg:font-family="'DejaVu Serif'" style:font-family-generic="roman"/>
    <style:font-face style:name="DejaVu Sans" svg:font-family="'DejaVu Sans'" style:font-family-generic="swiss"/>
    <style:font-face style:name="Lucida Sans1" svg:font-family="'Lucida Sans'" style:font-family-generic="swiss"/>
    <style:font-face style:name="DejaVu Sans Mono" svg:font-family="'DejaVu Sans Mono'" style:font-family-generic="modern" style:font-pitch="fixed"/>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de" fo:country="CH"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de" fo:country="CH"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DejaVu Serif" fo:font-family="'DejaVu Serif'" style:font-family-generic="roman"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DejaVu Serif" fo:font-family="'DejaVu Serif'" style:font-family-generic="roman"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erif" fo:font-family="'DejaVu Serif'" style:font-family-generic="roman"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2T17:58:47.244000000</meta:creation-date>
    <dc:date>2018-07-18T12:00:41.668000000</dc:date>
    <meta:editing-duration>PT50M47S</meta:editing-duration>
    <meta:editing-cycles>14</meta:editing-cycles>
    <meta:generator>LibreOffice/5.1.3.2$Windows_x86 LibreOffice_project/644e4637d1d8544fd9f56425bd6cec110e49301b</meta:generator>
    <dc:creator>Hartwig Thomas</dc:creator>
    <meta:document-statistic meta:table-count="0" meta:image-count="0" meta:object-count="0" meta:page-count="7" meta:paragraph-count="113" meta:word-count="2100" meta:character-count="13617" meta:non-whitespace-character-count="11273"/>
  </office:meta>
</office:document-meta>
</file>